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74C69C812E09015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74C69C812E09015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lave les pieds </text:span><text:span text:style-name="T1"><text:line-break/></text:span><text:span text:style-name="T1">des disciples</text:span></text:p>
            <text:p text:style-name="P3"><text:span text:style-name="T2">(Jean 13.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3:02.058000000</dc:date>
    <meta:editing-duration>PT2H29M6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